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e4eb8" officeooo:paragraph-rsid="000e4eb8"/>
    </style:style>
    <style:style style:name="P2" style:family="paragraph" style:parent-style-name="Standard">
      <style:text-properties style:font-name="Ubuntu Mono" officeooo:rsid="000fc85e" officeooo:paragraph-rsid="000fc85e"/>
    </style:style>
    <style:style style:name="P3" style:family="paragraph" style:parent-style-name="Standard">
      <style:text-properties style:font-name="Ubuntu Mono" officeooo:rsid="0010bac8" officeooo:paragraph-rsid="0010bac8"/>
    </style:style>
    <style:style style:name="P4" style:family="paragraph" style:parent-style-name="Standard">
      <style:text-properties style:font-name="Ubuntu Mono" fo:font-weight="bold" officeooo:rsid="0010bac8" officeooo:paragraph-rsid="0010bac8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0fc85e" officeooo:paragraph-rsid="000fc85e" style:font-weight-asian="bold" style:font-weight-complex="bold"/>
    </style:style>
    <style:style style:name="P6" style:family="paragraph" style:parent-style-name="Standard">
      <style:text-properties style:font-name="Ubuntu Mono" fo:font-style="normal" officeooo:rsid="0010bac8" officeooo:paragraph-rsid="0010bac8" style:font-style-asian="normal" style:font-style-complex="normal"/>
    </style:style>
    <style:style style:name="P7" style:family="paragraph" style:parent-style-name="Standard">
      <style:text-properties style:font-name="Ubuntu Mono" fo:font-size="14pt" fo:font-style="normal" fo:font-weight="bold" officeooo:rsid="00119695" officeooo:paragraph-rsid="00119695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t II</text:p>
      <text:p text:style-name="P6">Gisela Andhika Sari</text:p>
      <text:p text:style-name="P6">12/329910/TK/39123</text:p>
      <text:p text:style-name="P3"/>
      <text:p text:style-name="P4">1. membuat tabel dengan struktur seperti yang tertera pada modul kemudian ditunjukkan strukturnya.</text:p>
      <text:p text:style-name="P1"/>
      <text:p text:style-name="P1">mysql&gt; create table mahasiswa (no int(2) not null, nim int(6) not null primary key, nama varchar(25) not null, matakuliah varchar(25) not null, nilai varchar(1) not null);</text:p>
      <text:p text:style-name="P1">Query OK, 0 rows affected (0.08 sec)</text:p>
      <text:p text:style-name="P1"></text:p>
      <text:p text:style-name="P1">mysql&gt; describe mahasiswa;</text:p>
      <text:p text:style-name="P1">+------------+-------------+------+-----+---------+-------+</text:p>
      <text:p text:style-name="P1">| Field <text:s text:c="5"/>| Type <text:s text:c="7"/>| Null | Key | Default | Extra |</text:p>
      <text:p text:style-name="P1">+------------+-------------+------+-----+---------+-------+</text:p>
      <text:p text:style-name="P1">| no <text:s text:c="8"/>| int(2) <text:s text:c="5"/>| NO <text:s text:c="2"/>| <text:s text:c="4"/>| NULL <text:s text:c="3"/>| <text:s text:c="6"/>|</text:p>
      <text:p text:style-name="P1">| nim <text:s text:c="7"/>| int(6) <text:s text:c="5"/>| NO <text:s text:c="2"/>| PRI | NULL <text:s text:c="3"/>| <text:s text:c="6"/>|</text:p>
      <text:p text:style-name="P1">| nama <text:s text:c="6"/>| varchar(25) | NO <text:s text:c="2"/>| <text:s text:c="4"/>| NULL <text:s text:c="3"/>| <text:s text:c="6"/>|</text:p>
      <text:p text:style-name="P1">| matakuliah | varchar(25) | NO <text:s text:c="2"/>| <text:s text:c="4"/>| NULL <text:s text:c="3"/>| <text:s text:c="6"/>|</text:p>
      <text:p text:style-name="P1">| nilai <text:s text:c="5"/>| varchar(1) <text:s/>| NO <text:s text:c="2"/>| <text:s text:c="4"/>| NULL <text:s text:c="3"/>| <text:s text:c="6"/>|</text:p>
      <text:p text:style-name="P1">+------------+-------------+------+-----+---------+-------+</text:p>
      <text:p text:style-name="P1">5 rows in set (0.01 sec)</text:p>
      <text:p text:style-name="P1"/>
      <text:p text:style-name="P4">2. Mengisikan data yang tertera pada modul pada tabel yang sudah dibuat.</text:p>
      <text:p text:style-name="P1"/>
      <text:p text:style-name="P2">mysql&gt; insert into mahasiswa value (1,30865,'Kurnia Ramadhani','Basis Data','A');</text:p>
      <text:p text:style-name="P2">Query OK, 1 row affected (0.03 sec)</text:p>
      <text:p text:style-name="P2"></text:p>
      <text:p text:style-name="P2">mysql&gt; insert into mahasiswa value (2,30776,'Cyrillus Ekana','Basis Data','B');Query OK, 1 row affected (0.02 sec)</text:p>
      <text:p text:style-name="P2"></text:p>
      <text:p text:style-name="P2">mysql&gt; insert into mahasiswa value (3,32115,'Diana Aris','Basis Data','B');</text:p>
      <text:p text:style-name="P2">Query OK, 1 row affected (0.02 sec)</text:p>
      <text:p text:style-name="P2"></text:p>
      <text:p text:style-name="P2">mysql&gt; insert into mahasiswa value (4,30234,'Todi Adiatmo','Basis Data','A');</text:p>
      <text:p text:style-name="P2">Query OK, 1 row affected (0.03 sec)</text:p>
      <text:p text:style-name="P2"></text:p>
      <text:p text:style-name="P2">mysql&gt; insert into mahasiswa value (5,31291,'Giovani Yoko','Basis Data','C');</text:p>
      <text:p text:style-name="P2">Query OK, 1 row affected (0.03 sec)</text:p>
      <text:p text:style-name="P2"></text:p>
      <text:p text:style-name="P2">mysql&gt; select * from mahasiswa;</text:p>
      <text:p text:style-name="P2">+----+-------+------------------+------------+-------+</text:p>
      <text:p text:style-name="P2">| no | nim <text:s text:c="2"/>| nama <text:s text:c="12"/>| matakuliah | nilai |</text:p>
      <text:p text:style-name="P2">+----+-------+------------------+------------+-------+</text:p>
      <text:p text:style-name="P2">| <text:s/>4 | 30234 | Todi Adiatmo <text:s text:c="4"/>| Basis Data | A <text:s text:c="4"/>|</text:p>
      <text:p text:style-name="P2">| <text:s/>2 | 30776 | Cyrillus Ekana <text:s text:c="2"/>| Basis Data | B <text:s text:c="4"/>|</text:p>
      <text:p text:style-name="P2">| <text:s/>1 | 30865 | Kurnia Ramadhani | Basis Data | A <text:s text:c="4"/>|</text:p>
      <text:p text:style-name="P2">| <text:s/>5 | 31291 | Giovani Yoko <text:s text:c="4"/>| Basis Data | C <text:s text:c="4"/>|</text:p>
      <text:p text:style-name="P2">| <text:s/>3 | 32115 | Diana Aris <text:s text:c="6"/>| Basis Data | B <text:s text:c="4"/>|</text:p>
      <text:p text:style-name="P2">+----+-------+------------------+------------+-------+</text:p>
      <text:p text:style-name="P2">5 rows in set (0.00 sec)</text:p>
      <text:p text:style-name="P5"/>
      <text:p text:style-name="P4">3. Menampilkan hanya nama, matakuliah, dan nilai saja.</text:p>
      <text:p text:style-name="P5"/>
      <text:p text:style-name="P2">mysql&gt; select nama,matakuliah,nilai from mahasiswa;</text:p>
      <text:p text:style-name="P2">+------------------+------------+-------+</text:p>
      <text:p text:style-name="P2">| nama <text:s text:c="12"/>| matakuliah | nilai |</text:p>
      <text:p text:style-name="P2">+------------------+------------+-------+</text:p>
      <text:p text:style-name="P2"><text:soft-page-break/>| Todi Adiatmo <text:s text:c="4"/>| Basis Data | A <text:s text:c="4"/>|</text:p>
      <text:p text:style-name="P2">| Cyrillus Ekana <text:s text:c="2"/>| Basis Data | B <text:s text:c="4"/>|</text:p>
      <text:p text:style-name="P2">| Kurnia Ramadhani | Basis Data | A <text:s text:c="4"/>|</text:p>
      <text:p text:style-name="P2">| Giovani Yoko <text:s text:c="4"/>| Basis Data | C <text:s text:c="4"/>|</text:p>
      <text:p text:style-name="P2">| Diana Aris <text:s text:c="6"/>| Basis Data | B <text:s text:c="4"/>|</text:p>
      <text:p text:style-name="P2">+------------------+------------+-------+</text:p>
      <text:p text:style-name="P2">5 rows in set (0.00 sec)</text:p>
      <text:p text:style-name="P2"/>
      <text:p text:style-name="P4">4. Menampilkan semua data pada tabel dengan diurutkan berdasarkan nilai dari atas.</text:p>
      <text:p text:style-name="P5"/>
      <text:p text:style-name="P2">mysql&gt; select * from mahasiswa order by nilai asc;</text:p>
      <text:p text:style-name="P2">+----+-------+------------------+------------+-------+</text:p>
      <text:p text:style-name="P2">| no | nim <text:s text:c="2"/>| nama <text:s text:c="12"/>| matakuliah | nilai |</text:p>
      <text:p text:style-name="P2">+----+-------+------------------+------------+-------+</text:p>
      <text:p text:style-name="P2">| <text:s/>4 | 30234 | Todi Adiatmo <text:s text:c="4"/>| Basis Data | A <text:s text:c="4"/>|</text:p>
      <text:p text:style-name="P2">| <text:s/>1 | 30865 | Kurnia Ramadhani | Basis Data | A <text:s text:c="4"/>|</text:p>
      <text:p text:style-name="P2">| <text:s/>2 | 30776 | Cyrillus Ekana <text:s text:c="2"/>| Basis Data | B <text:s text:c="4"/>|</text:p>
      <text:p text:style-name="P2">| <text:s/>3 | 32115 | Diana Aris <text:s text:c="6"/>| Basis Data | B <text:s text:c="4"/>|</text:p>
      <text:p text:style-name="P2">| <text:s/>5 | 31291 | Giovani Yoko <text:s text:c="4"/>| Basis Data | C <text:s text:c="4"/>|</text:p>
      <text:p text:style-name="P2">+----+-------+------------------+------------+-------+</text:p>
      <text:p text:style-name="P2">5 rows in set (0.00 sec)</text:p>
      <text:p text:style-name="P2"/>
      <text:p text:style-name="P4">5. Mengubah data yang ada menjadi seperti yang tertera pada modul.</text:p>
      <text:p text:style-name="P2"/>
      <text:p text:style-name="P3">mysql&gt; update mahasiswa set matakuliah='Pemrograman Dasar',nilai='B' where nim=30865;</text:p>
      <text:p text:style-name="P3">Query OK, 1 row affected (0.04 sec)</text:p>
      <text:p text:style-name="P3">Rows matched: 1 <text:s/>Changed: 1 <text:s/>Warnings: 0</text:p>
      <text:p text:style-name="P3"></text:p>
      <text:p text:style-name="P3">mysql&gt; update mahasiswa set matakuliah='Pemrograman Dasar',nilai='C' where nim=30776;</text:p>
      <text:p text:style-name="P3">Query OK, 1 row affected (0.03 sec)</text:p>
      <text:p text:style-name="P3">Rows matched: 1 <text:s/>Changed: 1 <text:s/>Warnings: 0</text:p>
      <text:p text:style-name="P3"></text:p>
      <text:p text:style-name="P3">mysql&gt; update mahasiswa set matakuliah='Pemrograman Dasar',nilai='A' where nim=32115;</text:p>
      <text:p text:style-name="P3">Query OK, 1 row affected (0.03 sec)</text:p>
      <text:p text:style-name="P3">Rows matched: 1 <text:s/>Changed: 1 <text:s/>Warnings: 0</text:p>
      <text:p text:style-name="P3"></text:p>
      <text:p text:style-name="P3">mysql&gt; update mahasiswa set matakuliah='Pemrograman Dasar',nilai='A' where nim=30234;</text:p>
      <text:p text:style-name="P3">Query OK, 1 row affected (0.03 sec)</text:p>
      <text:p text:style-name="P3">Rows matched: 1 <text:s/>Changed: 1 <text:s/>Warnings: 0</text:p>
      <text:p text:style-name="P3"></text:p>
      <text:p text:style-name="P3">mysql&gt; update mahasiswa set matakuliah='Pemrograman Dasar',nilai='A' where nim=31291;</text:p>
      <text:p text:style-name="P3">Query OK, 1 row affected (0.03 sec)</text:p>
      <text:p text:style-name="P3">Rows matched: 1 <text:s/>Changed: 1 <text:s/>Warnings: 0</text:p>
      <text:p text:style-name="P3"/>
      <text:p text:style-name="P3">mysql&gt; select * from mahasiswa order by no asc;</text:p>
      <text:p text:style-name="P3">+----+-------+------------------+-------------------+-------+</text:p>
      <text:p text:style-name="P3">| no | nim <text:s text:c="2"/>| nama <text:s text:c="12"/>| matakuliah <text:s text:c="7"/>| nilai |</text:p>
      <text:p text:style-name="P3">+----+-------+------------------+-------------------+-------+</text:p>
      <text:p text:style-name="P3">| <text:s/>1 | 30865 | Kurnia Ramadhani | Pemrograman Dasar | B <text:s text:c="4"/>|</text:p>
      <text:p text:style-name="P3">| <text:s/>2 | 30776 | Cyrillus Ekana <text:s text:c="2"/>| Pemrograman Dasar | C <text:s text:c="4"/>|</text:p>
      <text:p text:style-name="P3">| <text:s/>3 | 32115 | Diana Aris <text:s text:c="6"/>| Pemrograman Dasar | A <text:s text:c="4"/>|</text:p>
      <text:p text:style-name="P3">| <text:s/>4 | 30234 | Todi Adiatmo <text:s text:c="4"/>| Pemrograman Dasar | A <text:s text:c="4"/>|</text:p>
      <text:p text:style-name="P3">| <text:s/>5 | 31291 | Giovani Yoko <text:s text:c="4"/>| Pemrograman Dasar | A <text:s text:c="4"/>|</text:p>
      <text:p text:style-name="P3">+----+-------+------------------+-------------------+-------+</text:p>
      <text:p text:style-name="P3"><text:soft-page-break/>5 rows in set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07:28:10.100438731</meta:creation-date>
    <dc:date>2014-10-03T07:59:10.583319010</dc:date>
    <meta:editing-duration>PT15M49S</meta:editing-duration>
    <meta:editing-cycles>3</meta:editing-cycles>
    <meta:generator>LibreOffice/4.2.6.3$Linux_x86 LibreOffice_project/420m0$Build-3</meta:generator>
    <meta:document-statistic meta:table-count="0" meta:image-count="0" meta:object-count="0" meta:page-count="3" meta:paragraph-count="99" meta:word-count="776" meta:character-count="4824" meta:non-whitespace-character-count="3768"/>
  </office:meta>
</office:document-meta>
</file>